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CoUPon</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Comia, Camille T.</text:span></text:p>
          </table:table-cell>
          <table:table-cell table:style-name="Table1.A1" office:value-type="string">
            <text:p text:style-name="P10"><text:span text:style-name="T5">Sprint No.</text:span></text:p>
          </table:table-cell>
          <table:table-cell table:style-name="Table1.D1" office:value-type="string">
            <text:p text:style-name="P10"><text:span text:style-name="T2">4</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March 21, 2018</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student_mailer.rb</text:span></text:p>
          </table:table-cell>
          <table:covered-table-cell/>
          <table:covered-table-cell/>
        </table:table-row>
      </table:table>
      <text:p text:style-name="P4"><text:soft-page-break/></text:p>
      <text:p text:style-name="P8"><text:span text:style-name="T3">This checklist is to be used to assess source code during a peer review. <text:s/>Items which represent the code being reviewed should be checked off.</text:span></text:p>
      <text:p text:style-name="P3"/>
      <text:p text:style-name="P5"/>
      <text:p text:style-name="P8"><text:span text:style-name="T3">Place a check mark if the code complies with the criteria. <text:s/>If not, place comments at the remarks column.</text:span></text:p>
      <text:p text:style-name="P5"/>
      <text:p text:style-name="P8"><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6"/>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6"/>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6"/>
          </table:table-cell>
          <table:table-cell table:style-name="Table2.D1" office:value-type="string">
            <text:p text:style-name="P14"/>
          </table:table-cell>
        </table:table-row>
      </table:table>
      <text:p text:style-name="P5"><text:soft-page-break/></text:p>
      <text:p text:style-name="P5"/>
      <text:p text:style-name="P8"><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6"/>
          </table:table-cell>
          <table:table-cell table:style-name="Table3.D1" office:value-type="string">
            <text:p text:style-name="P14"/>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6"/>
          </table:table-cell>
          <table:table-cell table:style-name="Table3.D1" office:value-type="string">
            <text:p text:style-name="P14"/>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6"/>
          </table:table-cell>
          <table:table-cell table:style-name="Table4.D1" office:value-type="string">
            <text:p text:style-name="P14"/>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method defined.</text:span></text:p>
          </table:table-cell>
        </table:table-row>
        <table:table-row table:style-name="Table4.1">
          <table:table-cell table:style-name="Table4.A1" office:value-type="string">
            <text:p text:style-name="P12"><text:span text:style-name="T9">Indentions are 5 spaces. TABS ARE NOT USED.</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A space is used</text:span></text:p>
          </table:table-cell>
        </table:table-row>
        <table:table-row table:style-name="Table4.1">
          <table:table-cell table:style-name="Table4.A1" office:value-type="string">
            <text:p text:style-name="P12"><text:span text:style-name="T9">Inline comments are found at the top of the statement using '</text:span><text:span text:style-name="T3">=begin</text:span><text:span text:style-name="T9">' and '</text:span><text:span text:style-name="T3">=end</text:span><text:span text:style-name="T9">'.</text:span></text:p>
          </table:table-cell>
          <table:table-cell table:style-name="Table4.A1" office:value-type="string">
            <text:p text:style-name="P2"><text:span text:style-name="T3">✓</text:span></text:p>
          </table:table-cell>
          <table:table-cell table:style-name="Table4.A1" office:value-type="string">
            <text:p text:style-name="P6"/>
          </table:table-cell>
          <table:table-cell table:style-name="Table4.D1" office:value-type="string">
            <text:p text:style-name="P14"/>
          </table:table-cell>
        </table:table-row>
        <table:table-row table:style-name="Table4.1">
          <table:table-cell table:style-name="Table4.A1" office:value-type="string">
            <text:p text:style-name="P12"><text:span text:style-name="T9">Bracketing of block statements follows the following format:</text:span></text:p>
            <text:p text:style-name="P14"/>
            <text:p text:style-name="P12"><text:span text:style-name="T9">if (){</text:span></text:p>
            <text:p text:style-name="P12"><text:span text:style-name="T9"><text:s text:c="5"/>statements;</text:span></text:p>
            <text:p text:style-name="P12"><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
      <text:list xml:id="list5477301600160796710"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0"><text:span text:style-name="T9">[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7"><text:soft-page-break/></text:p>
      <text:list xml:id="list50930645418709" text:continue-numbering="true" text:style-name="WWNum1">
        <text:list-item>
          <text:p text:style-name="P18"/>
        </text:list-item>
        <text:list-item>
          <text:p text:style-name="P18"/>
        </text:list-item>
      </text:list>
      <text:p text:style-name="P7"/>
      <text:p text:style-name="P7"/>
      <text:p text:style-name="P7"/>
      <text:p text:style-name="P7"/>
      <text:list xml:id="list50930685568527" text:continue-numbering="true" text:style-name="WWNum1">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5" meta:word-count="404" meta:character-count="2434" meta:non-whitespace-character-count="2090"/>
    <meta:generator>LibreOfficeDev/5.1.0.3$Linux_X86_64 LibreOffice_project/</meta:generator>
  </office:meta>
</office:document-meta>
</file>